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econd-highest-salary/" text:style-name="Internet_20_link" text:visited-style-name="Visited_20_Internet_20_Link"><text:span text:style-name="T1">176. Second Highest Salary</text:span></text:a></text:p>
      <text:section text:style-name="Sect1" text:name="headlessui-popover-button-:rj:">
        <text:p text:style-name="Standard"/>
      </text:section>
      <text:p text:style-name="P4">Medium</text:p>
      <text:p text:style-name="P4">3.1K</text:p>
      <text:p text:style-name="P4">877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Employee</text:span></text:span></text:p>
      <text:p text:style-name="P2">+-------------+------+</text:p>
      <text:p text:style-name="P2">| Column Name | Type |</text:p>
      <text:p text:style-name="P2">+-------------+------+</text:p>
      <text:p text:style-name="P2">| id <text:s text:c="9"/>| int <text:s/>|</text:p>
      <text:p text:style-name="P2">| salary <text:s text:c="5"/>| int <text:s/>|</text:p>
      <text:p text:style-name="P2">+-------------+------+</text:p>
      <text:p text:style-name="P2">id is the primary key (column with unique values) for this table.</text:p>
      <text:p text:style-name="P1">Each row of this table contains information about the salary of an employee.</text:p>
      <text:p text:style-name="P6"> </text:p>
      <text:p text:style-name="P7"><text:span text:style-name="T1">Write a solution to find the second highest salary from the </text:span><text:span text:style-name="Source_20_Text"><text:span text:style-name="T2">Employee</text:span></text:span><text:span text:style-name="T1"> table. If there is no second highest salary, return </text:span><text:span text:style-name="Source_20_Text"><text:span text:style-name="T2">null (return None in Pandas)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Employee table:</text:p>
      <text:p text:style-name="P2">+----+--------+</text:p>
      <text:p text:style-name="P2">| id | salary |</text:p>
      <text:p text:style-name="P2">+----+--------+</text:p>
      <text:p text:style-name="P2">| 1 <text:s/>| 100 <text:s text:c="3"/>|</text:p>
      <text:p text:style-name="P2">| 2 <text:s/>| 200 <text:s text:c="3"/>|</text:p>
      <text:p text:style-name="P2">| 3 <text:s/>| 300 <text:s text:c="3"/>|</text:p>
      <text:p text:style-name="P2">+----+--------+</text:p>
      <text:p text:style-name="P3"><text:span text:style-name="Strong_20_Emphasis"><text:span text:style-name="T1">Output:</text:span></text:span><text:span text:style-name="T1"> </text:span></text:p>
      <text:p text:style-name="P2">+---------------------+</text:p>
      <text:p text:style-name="P2">| SecondHighestSalary |</text:p>
      <text:p text:style-name="P2">+---------------------+</text:p>
      <text:p text:style-name="P2">| 200 <text:s text:c="16"/>|</text:p>
      <text:p text:style-name="P1">+---------------------+</text:p>
      <text:p text:style-name="P7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</text:span></text:p>
      <text:p text:style-name="P2"><text:soft-page-break/>Employee table:</text:p>
      <text:p text:style-name="P2">+----+--------+</text:p>
      <text:p text:style-name="P2">| id | salary |</text:p>
      <text:p text:style-name="P2">+----+--------+</text:p>
      <text:p text:style-name="P2">| 1 <text:s/>| 100 <text:s text:c="3"/>|</text:p>
      <text:p text:style-name="P2">+----+--------+</text:p>
      <text:p text:style-name="P3"><text:span text:style-name="Strong_20_Emphasis"><text:span text:style-name="T1">Output:</text:span></text:span><text:span text:style-name="T1"> </text:span></text:p>
      <text:p text:style-name="P2">+---------------------+</text:p>
      <text:p text:style-name="P2">| SecondHighestSalary |</text:p>
      <text:p text:style-name="P2">+---------------------+</text:p>
      <text:p text:style-name="P2">| null <text:s text:c="15"/>|</text:p>
      <text:p text:style-name="P1">+--------------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0:28:56.554000000</dc:date>
    <meta:editing-duration>PT8S</meta:editing-duration>
    <meta:editing-cycles>1</meta:editing-cycles>
    <meta:document-statistic meta:table-count="0" meta:image-count="0" meta:object-count="0" meta:page-count="2" meta:paragraph-count="50" meta:word-count="182" meta:character-count="1047" meta:non-whitespace-character-count="868"/>
    <meta:generator>LibreOffice/7.2.2.2$Windows_X86_64 LibreOffice_project/02b2acce88a210515b4a5bb2e46cbfb63fe97d56</meta:generator>
  </office:meta>
</office:document-meta>
</file>